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620000DCB50000C2068FD53182.wmf" manifest:media-type=""/>
  <manifest:file-entry manifest:full-path="Pictures/10000000000000200000002000309F1C.png" manifest:media-type=""/>
  <manifest:file-entry manifest:full-path="Pictures/2000016300003E8900002326D1DB3254.svm" manifest:media-type=""/>
  <manifest:file-entry manifest:full-path="Pictures/200002D800003E6F000029AA18E9C72B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6cm" fo:min-width="4.8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42cm" fo:min-width="2.485cm"/>
    </style:style>
    <style:style style:name="gr8" style:family="graphic" style:parent-style-name="standard">
      <style:graphic-properties draw:stroke="none" draw:fill="none" fo:min-height="1.5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2.7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e6e6e6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4b1f6f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8d00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8d00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none" draw:stroke-dash="Dash_20_2" svg:stroke-width="0cm" svg:stroke-color="#000000" draw:marker-start="" draw:marker-start-width="0.199cm" draw:marker-start-center="false" draw:marker-end-width="0.199cm" draw:marker-end-center="false" svg:stroke-opacity="100%" draw:stroke-linejoin="round" svg:stroke-linecap="butt" draw:fill="none" draw:fill-color="#ffffff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194cm" fo:min-width="4.425cm" fo:padding-top="0.125cm" fo:padding-bottom="0.125cm" fo:padding-left="0.25cm" fo:padding-right="0.25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none" draw:stroke-dash="Dash_20_2" svg:stroke-width="0cm" svg:stroke-color="#000000" draw:marker-start="" draw:marker-start-width="0.199cm" draw:marker-start-center="false" draw:marker-end-width="0.199cm" draw:marker-end-center="false" svg:stroke-opacity="100%" draw:stroke-linejoin="round" svg:stroke-linecap="butt" draw:fill="none" draw:fill-color="#ffffff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987cm" fo:min-width="6.076cm" fo:padding-top="0.125cm" fo:padding-bottom="0.125cm" fo:padding-left="0.25cm" fo:padding-right="0.25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none" draw:stroke-dash="Dash_20_2" svg:stroke-width="0cm" svg:stroke-color="#000000" draw:marker-start="" draw:marker-start-width="0.199cm" draw:marker-start-center="false" draw:marker-end-width="0.199cm" draw:marker-end-center="false" svg:stroke-opacity="100%" draw:stroke-linejoin="round" svg:stroke-linecap="butt" draw:fill="none" draw:fill-color="#ffffff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92cm" fo:min-width="5.85cm" fo:padding-top="0.125cm" fo:padding-bottom="0.125cm" fo:padding-left="0.25cm" fo:padding-right="0.25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none" draw:stroke-dash="Dash_20_2" svg:stroke-width="0cm" svg:stroke-color="#000000" draw:marker-start="" draw:marker-start-width="0.199cm" draw:marker-start-center="false" draw:marker-end-width="0.199cm" draw:marker-end-center="false" svg:stroke-opacity="100%" draw:stroke-linejoin="round" svg:stroke-linecap="butt" draw:fill="none" draw:fill-color="#ffffff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fit-to-size="false" draw:fit-to-contour="false" fo:max-height="0cm" fo:max-width="0cm" fo:min-height="1.243cm" fo:padding-top="0.125cm" fo:padding-bottom="0.125cm" fo:padding-left="0.25cm" fo:padding-right="0.25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objectwithoutfill" style:list-style-name="L1">
      <style:graphic-properties draw:stroke-dash="Dash_20_2" svg:stroke-width="0.254cm" draw:marker-start="" draw:marker-start-width="0.578cm" draw:marker-start-center="false" draw:marker-end="Arrow" draw:marker-end-width="0.578cm" draw:marker-end-center="false" svg:stroke-opacity="100%" draw:stroke-linejoin="round" svg:stroke-linecap="butt" draw:fill="none" draw:secondary-fill-color="#99ccff" draw:gradient-step-count="0" draw:fill-hatch-solid="false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249cm" fo:padding-bottom="0.249cm" fo:padding-left="0.374cm" fo:padding-right="0.374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none" draw:stroke-dash="Dash_20_2" svg:stroke-width="0cm" svg:stroke-color="#000000" draw:marker-start="" draw:marker-start-width="0.199cm" draw:marker-start-center="false" draw:marker-end-width="0.199cm" draw:marker-end-center="false" svg:stroke-opacity="100%" draw:stroke-linejoin="round" svg:stroke-linecap="butt" draw:fill="none" draw:fill-color="#ffffff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2.924cm" fo:min-width="9.941cm" fo:padding-top="0.125cm" fo:padding-bottom="0.125cm" fo:padding-left="0.25cm" fo:padding-right="0.25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objectwithoutfill" style:list-style-name="L1">
      <style:graphic-properties draw:stroke-dash="Dash_20_2" svg:stroke-width="0.254cm" draw:marker-start="" draw:marker-start-width="0.578cm" draw:marker-start-center="false" draw:marker-end="Arrow" draw:marker-end-width="0.578cm" draw:marker-end-center="false" svg:stroke-opacity="100%" draw:stroke-linejoin="round" svg:stroke-linecap="butt" draw:fill="none" draw:secondary-fill-color="#99ccff" draw:gradient-step-count="0" draw:fill-hatch-solid="false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249cm" fo:padding-bottom="0.249cm" fo:padding-left="0.374cm" fo:padding-right="0.374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none" draw:stroke-dash="Dash_20_2" svg:stroke-width="0cm" svg:stroke-color="#000000" draw:marker-start="" draw:marker-start-width="0.199cm" draw:marker-start-center="false" draw:marker-end-width="0.199cm" draw:marker-end-center="false" svg:stroke-opacity="100%" draw:stroke-linejoin="round" svg:stroke-linecap="butt" draw:fill="none" draw:fill-color="#ffffff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2.924cm" fo:min-width="10.43cm" fo:padding-top="0.125cm" fo:padding-bottom="0.125cm" fo:padding-left="0.25cm" fo:padding-right="0.25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family="Arial" style:font-family-generic="swiss" style:font-pitch="variable"/>
    </style:style>
    <style:style style:name="P2" style:family="paragraph">
      <style:text-properties fo:color="#000000" fo:font-size="36pt"/>
    </style:style>
    <style:style style:name="P3" style:family="paragraph">
      <style:text-properties fo:color="#000000" fo:font-family="Arial" style:font-family-generic="swiss" style:font-pitch="variable" fo:font-size="36pt" style:font-size-asian="22pt" style:font-size-complex="22pt"/>
    </style:style>
    <style:style style:name="P4" style:family="paragraph">
      <style:text-properties fo:font-size="36pt"/>
    </style:style>
    <style:style style:name="P5" style:family="paragraph">
      <style:text-properties fo:font-family="Arial" style:font-family-generic="swiss" style:font-pitch="variable" fo:font-size="36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swiss" style:font-pitch="variable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language-asian="zh" style:country-asian="CN" style:font-style-asian="normal" style:font-weight-asian="normal" style:font-family-complex="'Lohit Devanagari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swiss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swiss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4pt" style:language-asian="zh" style:country-asian="CN" style:font-style-asian="normal" style:font-weight-asian="normal" style:font-family-complex="'Lohit Devanagari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fo:font-family="Arial" style:font-family-generic="swiss" style:font-pitch="variable" style:font-size-asian="22pt" style:font-size-complex="22pt"/>
    </style:style>
    <style:style style:name="T2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troduction_sampling" draw:style-name="dp1" draw:master-page-name="Default">
        <draw:custom-shape draw:style-name="gr1" draw:text-style-name="P1" draw:layer="layout" svg:width="38.229cm" svg:height="0.528cm" svg:x="30.09cm" svg:y="4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3.962cm" svg:height="0.528cm" svg:x="30.264cm" svg:y="6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982cm" svg:height="0.528cm" svg:x="36.595cm" svg:y="6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269cm" svg:height="0.528cm" svg:x="45.778cm" svg:y="6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269cm" svg:height="0.528cm" svg:x="48.155cm" svg:y="6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267cm" svg:height="0.528cm" svg:x="60.744cm" svg:y="6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788cm" svg:height="0.528cm" svg:x="51.641cm" svg:y="6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3.961cm" svg:height="0.528cm" svg:x="56.261cm" svg:y="10.8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979cm" svg:height="0.528cm" svg:x="44.164cm" svg:y="10.8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69cm" svg:height="0.528cm" svg:x="48.758cm" svg:y="10.8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66cm" svg:height="0.528cm" svg:x="51.133cm" svg:y="10.8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67cm" svg:height="0.528cm" svg:x="63.724cm" svg:y="10.8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788cm" svg:height="0.528cm" svg:x="40.611cm" svg:y="10.8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3.959cm" svg:height="0.526cm" svg:x="34.77cm" svg:y="11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977cm" svg:height="0.526cm" svg:x="40.882cm" svg:y="11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66cm" svg:height="0.526cm" svg:x="47.041cm" svg:y="11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63cm" svg:height="0.526cm" svg:x="30.577cm" svg:y="11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66cm" svg:height="0.526cm" svg:x="33.067cm" svg:y="11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79cm" svg:height="0.526cm" svg:x="52.902cm" svg:y="11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3.961cm" svg:height="0.528cm" svg:x="32.57cm" svg:y="13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98cm" svg:height="0.528cm" svg:x="38.897cm" svg:y="13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66cm" svg:height="0.528cm" svg:x="42.088cm" svg:y="13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63cm" svg:height="0.528cm" svg:x="50.458cm" svg:y="13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66cm" svg:height="0.528cm" svg:x="63.047cm" svg:y="13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788cm" svg:height="0.528cm" svg:x="56.968cm" svg:y="13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3.958cm" svg:height="0.528cm" svg:x="43.738cm" svg:y="14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982cm" svg:height="0.528cm" svg:x="37.493cm" svg:y="14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68cm" svg:height="0.528cm" svg:x="40.714cm" svg:y="14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66cm" svg:height="0.528cm" svg:x="49.054cm" svg:y="14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69cm" svg:height="0.528cm" svg:x="58.4cm" svg:y="14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794cm" svg:height="0.528cm" svg:x="55.384cm" svg:y="14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3.956cm" svg:height="0.528cm" svg:x="55.254cm" svg:y="15.2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979cm" svg:height="0.528cm" svg:x="43.5cm" svg:y="15.2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66cm" svg:height="0.528cm" svg:x="47.851cm" svg:y="15.2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67cm" svg:height="0.528cm" svg:x="37.805cm" svg:y="15.2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266cm" svg:height="0.528cm" svg:x="32.257cm" svg:y="15.27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" draw:text-style-name="P1" draw:layer="layout" svg:width="0.79cm" svg:height="0.528cm" svg:x="53.715cm" svg:y="15.2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" draw:layer="layout" svg:width="3.362cm" svg:height="0.528cm" svg:x="30.333cm" svg:y="19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37cm" svg:height="0.528cm" svg:x="37.25cm" svg:y="19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367cm" svg:height="0.528cm" svg:x="46.107cm" svg:y="19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367cm" svg:height="0.528cm" svg:x="64.065cm" svg:y="19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1" draw:layer="layout" svg:width="1.31cm" svg:height="0.528cm" svg:x="33.98cm" svg:y="21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1.31cm" svg:height="0.528cm" svg:x="52.808cm" svg:y="21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1.31cm" svg:height="0.528cm" svg:x="61.845cm" svg:y="21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3" draw:layer="layout" svg:width="12.882cm" svg:height="3.706cm" svg:x="12.89cm" svg:y="6.677cm">
          <draw:text-box>
            <text:p text:style-name="P2"><text:span text:style-name="T1">Segments of <text:s/>interest</text:span></text:p>
            <text:p text:style-name="P2"><text:span text:style-name="T1">(e.g. ChIP-seq)</text:span></text:p>
          </draw:text-box>
        </draw:frame>
        <draw:frame draw:style-name="gr7" draw:text-style-name="P3" draw:layer="layout" svg:width="10.762cm" svg:height="7.892cm" svg:x="12.851cm" svg:y="15.717cm">
          <draw:text-box>
            <text:p text:style-name="P2"><text:span text:style-name="T1">Annotations</text:span></text:p>
            <text:p text:style-name="P2"><text:span text:style-name="T1"><text:tab/></text:span><text:span text:style-name="T1">e.g. Introns</text:span></text:p>
            <text:p text:style-name="P2"><text:span text:style-name="T1"><text:tab/></text:span><text:span text:style-name="T1">e.g. Promotors</text:span></text:p>
          </draw:text-box>
        </draw:frame>
        <draw:frame draw:style-name="gr8" draw:text-style-name="P3" draw:layer="layout" svg:width="12.137cm" svg:height="1.777cm" svg:x="12.851cm" svg:y="12.543cm">
          <draw:text-box>
            <text:p text:style-name="P2"><text:span text:style-name="T1">Random Samples</text:span></text:p>
          </draw:text-box>
        </draw:frame>
        <draw:frame draw:style-name="gr9" draw:text-style-name="P5" draw:layer="layout" svg:width="8.945cm" svg:height="2.413cm" svg:x="12.851cm" svg:y="3.271cm">
          <draw:text-box>
            <text:p text:style-name="P4"><text:span text:style-name="T1">Chromosome</text:span></text:p>
          </draw:text-box>
        </draw:frame>
      </draw:page>
      <draw:page draw:name="introduction_workspace" draw:style-name="dp1" draw:master-page-name="Default">
        <draw:custom-shape draw:style-name="gr1" draw:text-style-name="P1" draw:layer="layout" svg:width="17.145cm" svg:height="0.528cm" svg:x="30.09cm" svg:y="4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962cm" svg:height="0.528cm" svg:x="30.264cm" svg:y="6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82cm" svg:height="0.528cm" svg:x="36.595cm" svg:y="6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69cm" svg:height="0.528cm" svg:x="45.778cm" svg:y="6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67cm" svg:height="0.528cm" svg:x="60.744cm" svg:y="6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88cm" svg:height="0.528cm" svg:x="51.641cm" svg:y="6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961cm" svg:height="0.528cm" svg:x="56.261cm" svg:y="10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79cm" svg:height="0.528cm" svg:x="44.164cm" svg:y="10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1cm" svg:height="0.528cm" svg:x="51.299cm" svg:y="10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67cm" svg:height="0.528cm" svg:x="63.724cm" svg:y="10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88cm" svg:height="0.528cm" svg:x="40.611cm" svg:y="10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959cm" svg:height="0.526cm" svg:x="34.77cm" svg:y="1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77cm" svg:height="0.526cm" svg:x="40.882cm" svg:y="1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63cm" svg:height="0.526cm" svg:x="30.577cm" svg:y="1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66cm" svg:height="0.526cm" svg:x="33.067cm" svg:y="1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9cm" svg:height="0.526cm" svg:x="52.902cm" svg:y="1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961cm" svg:height="0.528cm" svg:x="32.57cm" svg:y="13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8cm" svg:height="0.528cm" svg:x="38.897cm" svg:y="13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66cm" svg:height="0.528cm" svg:x="42.088cm" svg:y="13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422cm" svg:height="0.528cm" svg:x="51.299cm" svg:y="13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66cm" svg:height="0.528cm" svg:x="63.047cm" svg:y="13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88cm" svg:height="0.528cm" svg:x="56.968cm" svg:y="13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7cm" svg:height="0.528cm" svg:x="43.738cm" svg:y="14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82cm" svg:height="0.528cm" svg:x="37.493cm" svg:y="14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68cm" svg:height="0.528cm" svg:x="40.714cm" svg:y="14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69cm" svg:height="0.528cm" svg:x="58.4cm" svg:y="14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94cm" svg:height="0.528cm" svg:x="55.384cm" svg:y="14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956cm" svg:height="0.528cm" svg:x="55.254cm" svg:y="15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79cm" svg:height="0.528cm" svg:x="43.5cm" svg:y="15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67cm" svg:height="0.528cm" svg:x="37.805cm" svg:y="15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9cm" svg:height="0.528cm" svg:x="53.715cm" svg:y="15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362cm" svg:height="0.528cm" svg:x="30.333cm" svg:y="19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37cm" svg:height="0.528cm" svg:x="37.25cm" svg:y="19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28cm" svg:height="0.528cm" svg:x="46.107cm" svg:y="19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367cm" svg:height="0.528cm" svg:x="64.065cm" svg:y="19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1" draw:layer="layout" svg:width="1.31cm" svg:height="0.528cm" svg:x="33.98cm" svg:y="21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1.31cm" svg:height="0.528cm" svg:x="52.808cm" svg:y="21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1.31cm" svg:height="0.528cm" svg:x="61.845cm" svg:y="21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3" draw:layer="layout" svg:width="12.882cm" svg:height="3.706cm" svg:x="12.89cm" svg:y="6.677cm">
          <draw:text-box>
            <text:p text:style-name="P2"><text:span text:style-name="T1">Segments of <text:s/>interest</text:span></text:p>
            <text:p text:style-name="P2"><text:span text:style-name="T1">(e.g. ChIP-seq)</text:span></text:p>
          </draw:text-box>
        </draw:frame>
        <draw:frame draw:style-name="gr7" draw:text-style-name="P3" draw:layer="layout" svg:width="10.762cm" svg:height="7.892cm" svg:x="12.851cm" svg:y="15.717cm">
          <draw:text-box>
            <text:p text:style-name="P2"><text:span text:style-name="T1">Annotations</text:span></text:p>
            <text:p text:style-name="P2"><text:span text:style-name="T1"><text:tab/></text:span><text:span text:style-name="T1">e.g. Introns</text:span></text:p>
            <text:p text:style-name="P2"><text:span text:style-name="T1"><text:tab/></text:span><text:span text:style-name="T1">e.g. Promotors</text:span></text:p>
          </draw:text-box>
        </draw:frame>
        <draw:frame draw:style-name="gr8" draw:text-style-name="P3" draw:layer="layout" svg:width="12.137cm" svg:height="1.777cm" svg:x="12.851cm" svg:y="12.543cm">
          <draw:text-box>
            <text:p text:style-name="P2"><text:span text:style-name="T1">Random Samples</text:span></text:p>
          </draw:text-box>
        </draw:frame>
        <draw:frame draw:style-name="gr9" draw:text-style-name="P5" draw:layer="layout" svg:width="8.945cm" svg:height="2.413cm" svg:x="12.851cm" svg:y="3.271cm">
          <draw:text-box>
            <text:p text:style-name="P4"><text:span text:style-name="T1">Chromosome</text:span></text:p>
          </draw:text-box>
        </draw:frame>
        <draw:custom-shape draw:style-name="gr1" draw:text-style-name="P1" draw:layer="layout" svg:width="17.145cm" svg:height="0.528cm" svg:x="51.299cm" svg:y="4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47.235cm" svg:y1="2.89cm" svg:x2="47.235cm" svg:y2="22.829cm">
          <text:p/>
        </draw:line>
        <draw:line draw:style-name="gr10" draw:text-style-name="P6" draw:layer="layout" svg:x1="51.299cm" svg:y1="2.763cm" svg:x2="51.299cm" svg:y2="22.702cm">
          <text:p/>
        </draw:line>
        <draw:custom-shape draw:style-name="gr3" draw:text-style-name="P1" draw:layer="layout" svg:width="0.254cm" svg:height="0.528cm" svg:x="38.853cm" svg:y="10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03cm" svg:height="0.528cm" svg:x="44.527cm" svg:y="13.0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introduction_isochores" draw:style-name="dp1" draw:master-page-name="Default">
        <draw:custom-shape draw:style-name="gr11" draw:text-style-name="P7" draw:layer="Layout" svg:width="49.173cm" svg:height="0.544cm" svg:x="14.818cm" svg:y="3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7" draw:layer="layout" svg:width="4.549cm" svg:height="0.548cm" svg:x="14.977cm" svg:y="11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2.273cm" svg:height="0.548cm" svg:x="22.251cm" svg:y="11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.459cm" svg:height="0.548cm" svg:x="32.801cm" svg:y="11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.455cm" svg:height="0.548cm" svg:x="35.533cm" svg:y="11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1.458cm" svg:height="0.548cm" svg:x="49.996cm" svg:y="11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7" draw:layer="layout" svg:width="0.91cm" svg:height="0.548cm" svg:x="39.535cm" svg:y="11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7" draw:layer="Layout" svg:width="11.929cm" svg:height="0.545cm" svg:x="30.139cm" svg:y="7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22.315cm" svg:height="0.545cm" svg:x="41.996cm" svg:y="6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5.222cm" svg:height="0.545cm" svg:x="14.917cm" svg:y="6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1" draw:text-style-name="P7" draw:layer="layout" svg:width="4.549cm" svg:height="0.548cm" svg:x="52.355cm" svg:y="15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7" draw:layer="layout" svg:width="2.273cm" svg:height="0.548cm" svg:x="44.958cm" svg:y="15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7" draw:layer="layout" svg:width="1.455cm" svg:height="0.548cm" svg:x="37.394cm" svg:y="15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7" draw:layer="layout" svg:width="1.452cm" svg:height="0.548cm" svg:x="34.982cm" svg:y="15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7" draw:layer="layout" svg:width="1.458cm" svg:height="0.548cm" svg:x="24.019cm" svg:y="15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7" draw:layer="layout" svg:width="0.91cm" svg:height="0.548cm" svg:x="32.782cm" svg:y="15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7" draw:text-style-name="P7" draw:layer="layout" svg:width="4.549cm" svg:height="0.548cm" svg:x="16.57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7" draw:layer="layout" svg:width="2.273cm" svg:height="0.548cm" svg:x="25.616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7" draw:layer="layout" svg:width="1.458cm" svg:height="0.548cm" svg:x="33.524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7" draw:layer="layout" svg:width="1.455cm" svg:height="0.548cm" svg:x="36.592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1.455cm" svg:height="0.548cm" svg:x="46.588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7" draw:layer="layout" svg:width="0.91cm" svg:height="0.548cm" svg:x="38.585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3" draw:text-style-name="P7" draw:layer="layout" svg:width="4.549cm" svg:height="0.547cm" svg:x="45.262cm" svg:y="19.3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7" draw:layer="layout" svg:width="2.273cm" svg:height="0.547cm" svg:x="15.3cm" svg:y="19.3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7" draw:layer="layout" svg:width="1.455cm" svg:height="0.547cm" svg:x="35.995cm" svg:y="19.3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7" draw:layer="layout" svg:width="1.455cm" svg:height="0.547cm" svg:x="38.723cm" svg:y="19.3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7" draw:layer="layout" svg:width="1.458cm" svg:height="0.547cm" svg:x="53.19cm" svg:y="19.3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7" draw:layer="layout" svg:width="0.907cm" svg:height="0.547cm" svg:x="33.692cm" svg:y="19.3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7" draw:layer="layout" svg:width="4.55cm" svg:height="0.547cm" svg:x="25.632cm" svg:y="21.1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7" draw:layer="layout" svg:width="2.273cm" svg:height="0.547cm" svg:x="20.456cm" svg:y="21.1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7" draw:layer="layout" svg:width="1.455cm" svg:height="0.547cm" svg:x="38.528cm" svg:y="21.1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7" draw:layer="layout" svg:width="1.452cm" svg:height="0.547cm" svg:x="36.107cm" svg:y="21.1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7" draw:layer="layout" svg:width="1.458cm" svg:height="0.547cm" svg:x="50.013cm" svg:y="21.1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7" draw:layer="layout" svg:width="0.907cm" svg:height="0.547cm" svg:x="33.692cm" svg:y="21.1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7" draw:layer="layout" svg:width="4.546cm" svg:height="0.548cm" svg:x="57.191cm" svg:y="23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7" draw:layer="layout" svg:width="2.269cm" svg:height="0.548cm" svg:x="44.332cm" svg:y="23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" draw:layer="layout" svg:width="1.458cm" svg:height="0.548cm" svg:x="39.964cm" svg:y="23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" draw:layer="layout" svg:width="1.455cm" svg:height="0.548cm" svg:x="35.302cm" svg:y="23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" draw:layer="layout" svg:width="1.455cm" svg:height="0.548cm" svg:x="47.555cm" svg:y="23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7" draw:layer="layout" svg:width="0.907cm" svg:height="0.548cm" svg:x="33.709cm" svg:y="23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1" draw:text-style-name="P9" draw:layer="layout" svg:width="5.37cm" svg:height="1.673cm" svg:x="4.182cm" svg:y="3.4cm">
          <draw:text-box>
            <text:p text:style-name="P8"><text:span text:style-name="T2">Genome</text:span></text:p>
          </draw:text-box>
        </draw:frame>
        <draw:frame draw:style-name="gr52" draw:text-style-name="P9" draw:layer="layout" svg:width="6.576cm" svg:height="3.095cm" svg:x="4.182cm" svg:y="5.782cm">
          <draw:text-box>
            <text:p text:style-name="P8"><text:span text:style-name="T2">Isochore </text:span></text:p>
            <text:p text:style-name="P8"><text:span text:style-name="T2">workspace</text:span></text:p>
          </draw:text-box>
        </draw:frame>
        <draw:frame draw:style-name="gr53" draw:text-style-name="P9" draw:layer="layout" svg:width="7.991cm" svg:height="3.095cm" svg:x="4.182cm" svg:y="11.437cm">
          <draw:text-box>
            <text:p text:style-name="P8"><text:span text:style-name="T2">Segments of </text:span></text:p>
            <text:p text:style-name="P8"><text:span text:style-name="T2">interest</text:span></text:p>
          </draw:text-box>
        </draw:frame>
        <draw:frame draw:style-name="gr54" draw:text-style-name="P9" draw:layer="layout" svg:width="7.211cm" svg:height="3.095cm" svg:x="4.182cm" svg:y="19.734cm">
          <draw:text-box>
            <text:p text:style-name="P8"><text:span text:style-name="T2">Random samples</text:span></text:p>
          </draw:text-box>
        </draw:frame>
        <draw:line draw:style-name="gr55" draw:text-style-name="P10" draw:layer="layout" svg:x1="68.493cm" svg:y1="6.586cm" svg:x2="64.947cm" svg:y2="6.586cm">
          <text:p/>
        </draw:line>
        <draw:frame draw:style-name="gr56" draw:text-style-name="P9" draw:layer="layout" svg:width="10.441cm" svg:height="3.174cm" svg:x="68.925cm" svg:y="5.685cm">
          <draw:text-box>
            <text:p text:style-name="P8"><text:span text:style-name="T2">Low G+C</text:span></text:p>
          </draw:text-box>
        </draw:frame>
        <draw:line draw:style-name="gr57" draw:text-style-name="P10" draw:layer="layout" svg:x1="68.493cm" svg:y1="8.519cm" svg:x2="64.947cm" svg:y2="8.519cm">
          <text:p/>
        </draw:line>
        <draw:frame draw:style-name="gr58" draw:text-style-name="P9" draw:layer="layout" svg:width="10.93cm" svg:height="3.174cm" svg:x="68.814cm" svg:y="7.552cm">
          <draw:text-box>
            <text:p text:style-name="P8"><text:span text:style-name="T2">High G+C</text:span></text:p>
          </draw:text-box>
        </draw:frame>
        <draw:line draw:style-name="gr10" draw:text-style-name="P6" draw:layer="layout" svg:x1="30.09cm" svg:y1="3.271cm" svg:x2="30.344cm" svg:y2="25.242cm">
          <text:p/>
        </draw:line>
        <draw:line draw:style-name="gr10" draw:text-style-name="P6" draw:layer="layout" svg:x1="42.028cm" svg:y1="3.271cm" svg:x2="42.282cm" svg:y2="25.242cm">
          <text:p/>
        </draw:line>
      </draw:page>
      <draw:page draw:name="page4" draw:style-name="dp1" draw:master-page-name="Default">
        <draw:frame draw:style-name="gr59" draw:text-style-name="P6" draw:layer="layout" svg:width="65.655cm" svg:height="43.815cm" svg:x="5.833cm" svg:y="1.747cm">
          <draw:image xlink:href="Pictures/200002D800003E6F000029AA18E9C72B.svm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59" draw:text-style-name="P6" draw:layer="layout" svg:width="61.061cm" svg:height="34.319cm" svg:x="4.182cm" svg:y="3.75cm">
          <draw:image xlink:href="Pictures/2000016300003E8900002326D1DB3254.svm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59" draw:text-style-name="P1" draw:layer="layout" svg:width="39.073cm" svg:height="34.35cm" svg:x="1.992cm" svg:y="2.068cm">
          <draw:image xlink:href="Pictures/200000620000DCB50000C2068FD53182.wmf" xlink:type="simple" xlink:show="embed" xlink:actuate="onLoad">
            <text:p/>
          </draw:image>
        </draw:frame>
        <draw:frame draw:style-name="gr59" draw:text-style-name="P1" draw:layer="layout" svg:width="39.073cm" svg:height="34.35cm" svg:x="44.86cm" svg:y="2.068cm">
          <draw:image xlink:href="Pictures/200000620000DCB50000C2068FD53182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Para" style:family="graphic">
      <style:paragraph-properties fo:margin-left="0cm" fo:margin-right="0cm" fo:line-height="0.388cm" fo:text-align="justify" fo:text-indent="0.529cm" style:text-autospace="none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zh" style:country-asian="CN" style:font-family-complex="Arial" style:font-family-generic-complex="swiss" style:font-pitch-complex="variable"/>
    </style:style>
    <style:style style:name="ParaNoInd" style:family="graphic">
      <style:paragraph-properties fo:margin-left="0cm" fo:margin-right="0cm" fo:line-height="0.388cm" fo:text-align="justify" fo:text-indent="0cm" style:text-autospace="none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zh" style:country-asian="CN" style:font-family-complex="Arial" style:font-family-generic-complex="swiss" style:font-pitch-complex="variable"/>
    </style:style>
    <style:style style:name="Bulleted_20_List" style:display-name="Bulleted List" style:family="graphic">
      <style:paragraph-properties fo:margin-left="1.164cm" fo:margin-right="0cm" fo:margin-top="0.187cm" fo:margin-bottom="0cm" fo:line-height="0.388cm" fo:text-align="justify" fo:text-indent="0cm" style:text-autospace="none">
        <style:tab-stops>
          <style:tab-stop style:position="2.327cm"/>
        </style:tab-stops>
      </style:paragraph-properties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zh" style:country-asian="CN" style:font-family-complex="Arial" style:font-family-generic-complex="swiss" style:font-pitch-complex="variable"/>
    </style:style>
    <style:style style:name="Bulleted_20_List_20_first" style:display-name="Bulleted List first" style:family="graphic">
      <style:paragraph-properties fo:margin-left="1.164cm" fo:margin-right="0cm" fo:margin-top="0.374cm" fo:margin-bottom="0cm" fo:line-height="0.388cm" fo:text-align="justify" fo:text-indent="0cm" style:text-autospace="none">
        <style:tab-stops>
          <style:tab-stop style:position="2.327cm"/>
        </style:tab-stops>
      </style:paragraph-properties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zh" style:country-asian="CN" style:font-family-complex="Arial" style:font-family-generic-complex="swiss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985cm" fo:margin-bottom="1cm" fo:margin-left="1.134cm" fo:margin-right="1.02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15:01:23</meta:creation-date>
    <meta:generator>LibreOffice/4.0.4.2$Linux_X86_64 LibreOffice_project/400m0$Build-2</meta:generator>
    <dc:date>2015-03-18T13:24:24</dc:date>
    <meta:editing-duration>P1DT16H29M16S</meta:editing-duration>
    <meta:editing-cycles>17</meta:editing-cycles>
    <meta:print-date>2012-08-21T11:43:56</meta:print-date>
    <meta:document-statistic meta:object-count="164"/>
  </office:meta>
</office:document-meta>
</file>